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2</text:p>
      <text:p text:style-name="Standard"/>
      <text:p text:style-name="Standard">By Eric Schles</text:p>
      <text:p text:style-name="Standard"/>
      <text:list xml:id="list4888561111" text:style-name="L1">
        <text:list-item>
          <text:list>
            <text:list-item>
              <text:p text:style-name="P1">What is information hiding? <text:s/>What is encapsulation? <text:s/>How does C++ support these concepts?</text:p>
            </text:list-item>
          </text:list>
        </text:list-item>
      </text:list>
      <text:p text:style-name="Standard">Books words:</text:p>
      <text:p text:style-name="Standard"/>
      <text:p text:style-name="Standard">Information hiding: <text:s/>The user does not have direct access to the parts of the object nor their implementations; they can be accessed only indirectly by functions supplied with the object.</text:p>
      <text:p text:style-name="Standard"/>
      <text:p text:style-name="Standard">My words:</text:p>
      <text:p text:style-name="Standard"/>
      <text:p text:style-name="Standard">Information hiding is the process of abstraction of data. <text:s/>Because data is the life blood or DNA of the computer. <text:s/>By hiding the data or making its access more difficult one can keep the machine from breaking. <text:s/>I am not talking about the physical machine. <text:s/>I am talking of the machine of thought, living inside every program and every piece of engineered software. <text:s/></text:p>
      <text:p text:style-name="Standard"/>
      <text:p text:style-name="Standard">Books words:</text:p>
      <text:p text:style-name="Standard"/>
      <text:p text:style-name="Standard">Encapsulation: <text:s/>The grouping of data and operations that apply to them to form an aggregate, while hiding implementation details of the aggregate, is known as encapsulation.</text:p>
      <text:p text:style-name="Standard"/>
      <text:p text:style-name="Standard">My words:</text:p>
      <text:p text:style-name="Standard"/>
      <text:p text:style-name="Standard">Encapsulation is the process of creating machinary around the data of the computer. <text:s/>By doing this, the data can still be accessed, however not modified. <text:s/>The user of this machine is capable of copying the data and creating his own unrestricted access. <text:s/>This is the power of modern “soft” - ware. <text:s/>By making something intangible dance on the screen, we are able to modify and mold it as our choosing. <text:s/></text:p>
      <text:p text:style-name="Standard"/>
      <text:p text:style-name="Standard">These concepts, Encapsulation and information hiding are done through the class, the fundamental data structure of object oriented programming and design. <text:s/>Through this set of data and its methods the internals of the idea are hidden, showing us information hiding. <text:s/>Through the use of a classes methods, the data can still be accessed. <text:s/>The class boundary or read/write permissions form the encapsulation, while the methods inform the process of access.</text:p>
      <text:p text:style-name="Standard"/>
      <text:list xml:id="list1843136293" text:style-name="L2">
        <text:list-item>
          <text:list>
            <text:list-item>
              <text:p text:style-name="P2">Explain the public and private sections of the class.</text:p>
            </text:list-item>
          </text:list>
        </text:list-item>
      </text:list>
      <text:p text:style-name="Standard"/>
      <text:p text:style-name="Standard">The public sections of the class are those intended for direct access. <text:s/>This can be done through the - &gt; operator or the “.” dot operator. <text:s/>The private methods of the class are intended for internal use of the class only. <text:s/>These keywords and boundaries show how information hiding and encapsulation are implemented in C++</text:p>
      <text:p text:style-name="Standard"/>
      <text:list xml:id="list1267532002" text:style-name="L3">
        <text:list-item>
          <text:list>
            <text:list-item>
              <text:p text:style-name="P3">Describe the roles of the constructor and destructor.</text:p>
            </text:list-item>
          </text:list>
        </text:list-item>
      </text:list>
      <text:p text:style-name="Standard"/>
      <text:p text:style-name="Standard">The constructor instantiates a given object, usually a class. <text:s/>Thus we see that a class is a template as well as a vessel for idea crafting. <text:s/>The destructor tells the computer what to do when the memory of a given instantiation is freed. <text:s/>This is commonly referred to as deletion. <text:s/></text:p>
      <text:p text:style-name="Standard"/>
      <text:p text:style-name="Standard"><text:soft-page-break/>Thus the class can be seen as a dynamic object, created as necessary and done away with just the same. <text:s/>This greatly increases the usefulness of a given class and allows a program to have significantly more code.</text:p>
      <text:p text:style-name="Standard"/>
      <text:list xml:id="list187141086" text:style-name="L4">
        <text:list-item>
          <text:list>
            <text:list-item>
              <text:p text:style-name="P4">What is the difference between a copy constructor and a copy assignment operator?</text:p>
            </text:list-item>
          </text:list>
        </text:list-item>
      </text:list>
      <text:p text:style-name="Standard">A copy constructor is intended for instantiation of a new object that is a copy of an existing object. <text:s/>Where as a copy assignment operator is intended for copy the data from an object that already exists to another object that already exists. <text:s/>However the two do produce similar outcomes, they must be implemented seperately.</text:p>
      <text:p text:style-name="Standard"/>
      <text:p text:style-name="Standard">Copy constructors are called with the () operator where as assignment statements are called with the = operator.</text:p>
      <text:p text:style-name="Standard"/>
      <text:p text:style-name="Standard">Books words:</text:p>
      <text:p text:style-name="Standard"/>
      <text:p text:style-name="Standard">Copy constructor:</text:p>
      <text:p text:style-name="Standard"/>
      <text:p text:style-name="Standard">A special constructor required to construct a new object, initialized to a copy of the same type of object, is the copy constructor. <text:s/>For any object, a copy constructor is called for a declaration with initialization.</text:p>
      <text:p text:style-name="Standard"/>
      <text:p text:style-name="Standard">It is used when an object is passed using call by value or when an object is returned by value.</text:p>
      <text:p text:style-name="Standard"/>
      <text:p text:style-name="Standard">Copy assignment operator</text:p>
      <text:p text:style-name="Standard"/>
      <text:p text:style-name="Standard">operator= is used to copy objects. <text:s/>It is called when = is applied to two objects after both have been previously constructored. <text:s/></text:p>
      <text:p text:style-name="Standard"/>
      <text:list xml:id="list1199410144" text:style-name="L5">
        <text:list-item>
          <text:list>
            <text:list-item>
              <text:p text:style-name="P5">If a class provides no constructor and no destructor, what is the result?</text:p>
            </text:list-item>
          </text:list>
        </text:list-item>
      </text:list>
      <text:p text:style-name="Standard">A default constructor and destructor come with every class by default. <text:s/>However they usually aren't very useful.</text:p>
      <text:p text:style-name="Standard"/>
      <text:list xml:id="list1287447409" text:style-name="L6">
        <text:list-item>
          <text:list>
            <text:list-item>
              <text:p text:style-name="P6">When is it acceptable not to provide a destructor? <text:s/>Operator=? Copy constructor?</text:p>
            </text:list-item>
          </text:list>
        </text:list-item>
      </text:list>
      <text:p text:style-name="Standard"/>
      <text:p text:style-name="Standard">If your class is simply and only has automatic variables then this is fine. <text:s/>However if you class uses pointers or is templated it is a good idea to include these explicitly rather than sticking with the defaults.</text:p>
      <text:p text:style-name="Standard"/>
      <text:list xml:id="list1695991551" text:style-name="L7">
        <text:list-item>
          <text:list>
            <text:list-item>
              <text:p text:style-name="P7">Explain the benefits and liabilities of inline functions.</text:p>
            </text:list-item>
          </text:list>
        </text:list-item>
      </text:list>
      <text:p text:style-name="Standard"/>
      <text:p text:style-name="Standard">Inline functions run faster but makes the code base larger.</text:p>
      <text:p text:style-name="Standard"/>
      <text:list xml:id="list2157608610" text:style-name="L8">
        <text:list-item>
          <text:list>
            <text:list-item>
              <text:p text:style-name="P8">What restrictions are placed on operator overloading?</text:p>
            </text:list-item>
          </text:list>
        </text:list-item>
      </text:list>
      <text:p text:style-name="Standard">You can only overload operators that already exist. <text:s/>. * ? and sizeof cannot be overloaded.</text:p>
      <text:p text:style-name="Standard"/>
      <text:list xml:id="list673720733" text:style-name="L9">
        <text:list-item>
          <text:list>
            <text:list-item>
              <text:p text:style-name="P9">What is a friend function?</text:p>
            </text:list-item>
          </text:list>
        </text:list-item>
      </text:list>
      <text:p text:style-name="Standard">A friend function is a function that comes from another class but acts like a function defined in the given class. <text:s/>It has access to the private methods of the class it is a friend to.</text:p>
      <text:p text:style-name="Standard"/>
      <text:p text:style-name="Standard"/>
      <text:list xml:id="list1366962257" text:style-name="L10">
        <text:list-item>
          <text:list>
            <text:list-item>
              <text:p text:style-name="P10"><text:soft-page-break/>For a class ClassName, what declarations are needed to perform input and output? Where are the function definitions placed?</text:p>
            </text:list-item>
          </text:list>
        </text:list-item>
      </text:list>
      <text:p text:style-name="Standard"/>
      <text:p text:style-name="Standard">I have no idea what this question is asking for. <text:s/>You could overload the &gt;&gt; and &lt;&lt; operators for streams. <text:s/>You could use get and set methods. <text:s/>The declarations should go in the public section of the class, otherwise they won't be accessible upon instantiation.</text:p>
      <text:p text:style-name="Standard"/>
      <text:list xml:id="list449906699" text:style-name="L11">
        <text:list-item>
          <text:list>
            <text:list-item>
              <text:p text:style-name="P11">In the following code fragment, which functions are called at each line and what is the semantic meaning?</text:p>
            </text:list-item>
          </text:list>
        </text:list-item>
      </text:list>
      <text:p text:style-name="Standard"/>
      <text:p text:style-name="Standard">Rational a;</text:p>
      <text:p text:style-name="Standard"/>
      <text:p text:style-name="Standard">Instantiates an object a of type Rational, defined in the chapter.</text:p>
      <text:p text:style-name="Standard"/>
      <text:p text:style-name="Standard">Rational b = 3;</text:p>
      <text:p text:style-name="Standard"/>
      <text:p text:style-name="Standard">Instantiates an object b of type Rational and class constructor with value 3.</text:p>
      <text:p text:style-name="Standard"/>
      <text:p text:style-name="Standard">Rational c( 4,3 );</text:p>
      <text:p text:style-name="Standard"/>
      <text:p text:style-name="Standard">Instantiates an object c of type Rational and the class constructor with value 4/3.</text:p>
      <text:p text:style-name="Standard"/>
      <text:p text:style-name="Standard">Rational d( 0 );</text:p>
      <text:p text:style-name="Standard"/>
      <text:p text:style-name="Standard">Instantiates an object d of type Rational and the class constructor with value 0.</text:p>
      <text:p text:style-name="Standard"/>
      <text:p text:style-name="Standard">Rational e = (4,3);</text:p>
      <text:p text:style-name="Standard"/>
      <text:p text:style-name="Standard">This has no meaning. <text:s/>You cannot call the assignment operator and ( ) operator together.</text:p>
      <text:p text:style-name="Standard"/>
      <text:p text:style-name="Standard">Rational f( );</text:p>
      <text:p text:style-name="Standard"/>
      <text:p text:style-name="Standard">This has no meaning, objects are never instantiated with nothing inside the paranthesis.</text:p>
      <text:p text:style-name="Standard"/>
      <text:p text:style-name="Standard">Rational *g = new Rational( 4,3 );</text:p>
      <text:p text:style-name="Standard"/>
      <text:p text:style-name="Standard">Instantiates a pointer g to a dynamically allocated object of type Rational with value 4/3.</text:p>
      <text:p text:style-name="Standard"/>
      <text:p text:style-name="Standard">Rational *h = new Rational( 5 );</text:p>
      <text:p text:style-name="Standard"/>
      <text:p text:style-name="Standard">Instantiates a pointer h to a dynamically allocated object of type Rational with value 5.</text:p>
      <text:p text:style-name="Standard"/>
      <text:p text:style-name="Standard">Rational *i = new Rational[ 5 ];</text:p>
      <text:p text:style-name="Standard"/>
      <text:p text:style-name="Standard">Does nothing.</text:p>
      <text:p text:style-name="Standard"/>
      <text:p text:style-name="Standard">vector&lt;Rational&gt; j(10);</text:p>
      <text:p text:style-name="Standard"/>
      <text:p text:style-name="Standard">Instantiates a vector of ten objects of type Rational called j.</text:p>
      <text:p text:style-name="Standard"><text:soft-page-break/></text:p>
      <text:p text:style-name="Standard">vector&lt;Rational&gt; k[10];</text:p>
      <text:p text:style-name="Standard"/>
      <text:p text:style-name="Standard">Does nothing. <text:s/></text:p>
      <text:p text:style-name="Standard"/>
      <text:p text:style-name="Standard">2.12</text:p>
      <text:p text:style-name="Standard"/>
      <text:p text:style-name="Standard">For the definitions of g, h and I what needs to be done to avoid a memory leak?</text:p>
      <text:p text:style-name="Standard"/>
      <text:p text:style-name="Standard">In order to avoid a memory leak g,h and i need to have delete called on them with the following syntax:</text:p>
      <text:p text:style-name="Standard"/>
      <text:p text:style-name="Standard">delete [] g;</text:p>
      <text:p text:style-name="Standard"/>
      <text:p text:style-name="Standard">Where g is any of the above objects. <text:s/>This will insure there is no memory leak.</text:p>
      <text:p text:style-name="Standard"/>
      <text:p text:style-name="Standard">2.13</text:p>
      <text:p text:style-name="Standard"/>
      <text:p text:style-name="Standard">What does the sizeof operator do when applied on a class that has private members?</text:p>
      <text:p text:style-name="Standard"/>
      <text:p text:style-name="Standard">It still counts them.</text:p>
      <text:p text:style-name="Standard"/>
      <text:p text:style-name="Standard">2.14</text:p>
      <text:p text:style-name="Standard"/>
      <text:p text:style-name="Standard">Some compilers complain if a class's members are all private and it has no friends, why?</text:p>
      <text:p text:style-name="Standard"/>
      <text:p text:style-name="Standard">This is because the class can't do anything. <text:s/>You have no way to access it's data.</text:p>
      <text:p text:style-name="Standard"/>
      <text:p text:style-name="Standard">2.15</text:p>
      <text:p text:style-name="Standard"/>
      <text:p text:style-name="Standard">Why can't the following be used to indicate the copy constructor for the Rational class?</text:p>
      <text:p text:style-name="Standard"/>
      <text:p text:style-name="Standard">Rational (Rational rhs );</text:p>
      <text:p text:style-name="Standard"/>
      <text:p text:style-name="Standard">Because Rational must be initialized with an initializer list. <text:s/>This is because the object is passed by reference in the constructor.</text:p>
      <text:p text:style-name="Standard"/>
      <text:p text:style-name="Standard">2.16</text:p>
      <text:p text:style-name="Standard"/>
      <text:p text:style-name="Standard">part b) Implement n1/d1 * n2/d2 as n1/d2 * n2/d1. <text:s/>Reduce n1/d2 and then n2/d1 prior to the multiplication. <text:s/>The result need not be reduced. <text:s/>Why? <text:s/>What is the advantage of this scheme?</text:p>
      <text:p text:style-name="Standard"/>
      <text:p text:style-name="Standard">Since both the left hand side and right hand side of the equation have already been reduced, there will be no gain in further reducing them. <text:s/>They are already in lowest terms. <text:s/>This is due to the nature of multiplication and division. <text:s/>Both multiplication and division are linear operators and thus preserve scale. <text:s/></text:p>
      <text:p text:style-name="Standard"/>
      <text:p text:style-name="Standard">The advantage of this scheme is a further reduction before carrying out the multiplication. <text:s/>Since n1/d1 and n2/d2 will already be in lowest terms, the only gain can come from factoring out common factors of n1, d2 and n2,d1 respectively.</text:p>
      <text:p text:style-name="Standard"><text:soft-page-break/></text:p>
      <text:p text:style-name="Standard">Part c)</text:p>
      <text:p text:style-name="Standard">What other operations are affected by this rearrangment?</text:p>
      <text:p text:style-name="Standard"/>
      <text:p text:style-name="Standard">operator*= will also be affected by this.</text:p>
      <text:p text:style-name="Standard"/>
      <text:p text:style-name="Standard">Part d)</text:p>
      <text:p text:style-name="Standard">Overload <text:s/>^ <text:s/>to perform exponentiation. <text:s/>What are some of the problems that can occur? <text:s/>What is the value of 1+2^3 when ^ is overloaded for exponentiation?</text:p>
      <text:p text:style-name="Standard"/>
      <text:p text:style-name="Standard">Precedence will not be respected. <text:s/>It should be 10 but it will be 27.</text:p>
      <text:p text:style-name="Standard"/>
      <text:p text:style-name="Standard">2.17</text:p>
      <text:p text:style-name="Standard"/>
      <text:p text:style-name="Standard">Additional routines are required for the string class so that temporaries are not created when a char * is involved.</text:p>
      <text:p text:style-name="Standard"/>
      <text:p text:style-name="Standard">a. For the class interface presented in Figure 2.22, how many additional routines are needed?</text:p>
      <text:p text:style-name="Standard"/>
      <text:p text:style-name="Standard">There are 37 routines missing from the class presented in the text according to <text:a xlink:type="simple" xlink:href="http://www.cplusplus.com/reference/string/basic_string/">http://www.cplusplus.com/reference/string/basic_string/</text:a></text:p>
      <text:p text:style-name="Standard"/>
      <text:p text:style-name="Standard">b.</text:p>
      <text:p text:style-name="Standard"/>
      <text:p text:style-name="Standard">I will implement size, empty, clear and at operators. (See ch2q17.cpp for implementaion)</text:p>
      <text:p text:style-name="Standard"/>
      <text:p text:style-name="Standard"/>
      <text:list xml:id="list363767105" text:style-name="L12">
        <text:list-item>
          <text:list>
            <text:list-item>
              <text:p text:style-name="P12">Define operator() to return a substring.</text:p>
            </text:list-item>
          </text:list>
        </text:list-item>
      </text:list>
      <text:p text:style-name="Standard">a. What is the return type?</text:p>
      <text:p text:style-name="Standard"/>
      <text:p text:style-name="Standard">The return type is a string.</text:p>
      <text:p text:style-name="Standard"/>
      <text:p text:style-name="Standard">b. implement the substring operator.</text:p>
      <text:p text:style-name="Standard">The answer is implemented in ch2q18.cpp</text:p>
      <text:p text:style-name="Standard"/>
      <text:list xml:id="list971069973" text:style-name="L13">
        <text:list-item>
          <text:p text:style-name="P13">Is there a substantial difference between the following two alternatives?</text:p>
        </text:list-item>
      </text:list>
      <text:p text:style-name="Standard"/>
      <text:p text:style-name="Standard">string <text:s/>subStr = s (1, 2);</text:p>
      <text:p text:style-name="Standard"/>
      <text:p text:style-name="Standard">//And</text:p>
      <text:p text:style-name="Standard"/>
      <text:p text:style-name="Standard">string subStr;</text:p>
      <text:p text:style-name="Standard">subStr = s(1,2);</text:p>
      <text:p text:style-name="Standard"/>
      <text:p text:style-name="Standard"><text:s/>The first calls a copy constructor the second calls the assignment operator. <text:s/>I guess it's not really that different.</text:p>
      <text:p text:style-name="Standard"/>
      <text:p text:style-name="Standard"/>
      <text:p text:style-name="Standard"/>
      <text:list xml:id="list591160040" text:style-name="L14">
        <text:list-item>
          <text:list>
            <text:list-item>
              <text:p text:style-name="P14"><text:soft-page-break/>Let s be a string</text:p>
            </text:list-item>
          </text:list>
        </text:list-item>
      </text:list>
      <text:p text:style-name="Standard"/>
      <text:p text:style-name="Standard">a. Is the typical C mistake s= 'a' caught by the compiler? <text:s/>Why or why not?</text:p>
      <text:p text:style-name="Standard"/>
      <text:p text:style-name="Standard">No because there is an implicit type conversion from C-string to string. <text:s/></text:p>
      <text:p text:style-name="Standard"/>
      <text:p text:style-name="Standard">b. <text:s/>What functions are called in s+='a'?</text:p>
      <text:p text:style-name="Standard"/>
      <text:p text:style-name="Standard">The += operator is called as well as the function that does the type conversion from c-string to string.</text:p>
      <text:p text:style-name="Standard"/>
      <text:p text:style-name="Standard">2.20</text:p>
      <text:p text:style-name="Standard"/>
      <text:p text:style-name="Standard">Suppose that we add a constructor allowing the user to specify the initial size for the internal buffer. <text:s/>Describe an implementation of this construct and then explain what happens when the user attempts to declare a string with a buffer size of 0.</text:p>
      <text:p text:style-name="Standard"/>
      <text:p text:style-name="Standard">declaration:</text:p>
      <text:p text:style-name="Standard">string( const string &amp; str, int bufferSize);</text:p>
      <text:p text:style-name="Standard"/>
      <text:p text:style-name="Standard">if the user tries to declare a buffer of size zero the function should have a condition check that raises an error. <text:s/>All strings must contain '\0' and thus buffer must be at least size 1.</text:p>
      <text:p text:style-name="Standard"/>
      <text:p text:style-name="Standard">2.21</text:p>
      <text:p text:style-name="Standard"/>
      <text:p text:style-name="Standard">Add operations to allow the copy assignment of a single char and concatenation of char. <text:s/></text:p>
      <text:p text:style-name="Standard"/>
      <text:p text:style-name="Standard">See ch2q21.cpp</text:p>
      <text:p text:style-name="Standard"/>
      <text:p text:style-name="Standard">2.22</text:p>
      <text:p text:style-name="Standard"/>
      <text:p text:style-name="Standard">Design a class with public member function open and changeCombo and private data members that store the combination. <text:s/>The combination should be set in the constructor. <text:s/>Disable copying of combination locks.</text:p>
      <text:p text:style-name="Standard"/>
      <text:p text:style-name="Standard">See ch2q22.cpp</text:p>
      <text:p text:style-name="Standard"><text:s/></text:p>
      <text:p text:style-name="Standard">2.23</text:p>
      <text:p text:style-name="Standard"/>
      <text:p text:style-name="Standard">see ch2q23.cpp</text:p>
      <text:p text:style-name="Standard"/>
      <text:p text:style-name="Standard">2.24</text:p>
      <text:p text:style-name="Standard"/>
      <text:p text:style-name="Standard">Explain whether you need or can accept the default copy constructor, destructor, and copy assignment operator.</text:p>
      <text:p text:style-name="Standard"/>
      <text:p text:style-name="Standard">Code in ch2q24.cpp</text:p>
      <text:p text:style-name="Standard"/>
      <text:p text:style-name="Standard">You can use those because nothing special happens and there are no pointers in the data! <text:s/>Harrah!</text:p>
      <text:p text:style-name="Standard"/>
      <text:p text:style-name="Standard"><text:soft-page-break/>2.25</text:p>
      <text:p text:style-name="Standard"/>
      <text:p text:style-name="Standard">a. <text:s/>See ch2q25</text:p>
      <text:p text:style-name="Standard">b. <text:s text:c="2"/>See ch2q25</text:p>
      <text:p text:style-name="Standard">c. see ch2q25</text:p>
      <text:p text:style-name="Standard">d.see ch2q25</text:p>
      <text:p text:style-name="Standard">e. see ch2q25</text:p>
      <text:p text:style-name="Standard"/>
      <text:p text:style-name="Standard">2.26</text:p>
      <text:p text:style-name="Standard"/>
      <text:p text:style-name="Standard">See ch2q26</text:p>
      <text:p text:style-name="Standard"/>
      <text:p text:style-name="Standard">2.27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3-01-26T23:04:39</meta:creation-date>
    <dc:date>2013-01-29T10:58:11</dc:date>
    <dc:creator>eric </dc:creator>
    <meta:editing-duration>PT55M46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7" meta:paragraph-count="135" meta:word-count="1777" meta:character-count="9439" meta:non-whitespace-character-count="8652"/>
  </office:meta>
</office:document-meta>
</file>